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/>
    </style:style>
    <style:style style:name="P2" style:parent-style-name="Normal" style:family="paragraph">
      <style:paragraph-properties fo:text-align="justify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paragraph-properties fo:text-align="justify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Normal" style:family="paragraph">
      <style:paragraph-properties fo:text-align="justify" fo:text-indent="0.4916in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P11" style:parent-style-name="Normal" style:family="paragraph">
      <style:paragraph-properties fo:text-align="justify"/>
    </style:style>
    <style:style style:name="P12" style:parent-style-name="Normal" style:family="paragraph">
      <style:paragraph-properties fo:text-align="justify"/>
    </style:style>
    <style:style style:name="T13" style:parent-style-name="Policepardéfaut" style:family="text">
      <style:text-properties fo:font-weight="bold" style:font-weight-asian="bold" style:font-weight-complex="bold"/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T15" style:parent-style-name="Policepardéfaut" style:family="text">
      <style:text-properties fo:font-weight="bold" style:font-weight-asian="bold" style:font-weight-complex="bold"/>
    </style:style>
    <style:style style:name="T16" style:parent-style-name="Policepardéfaut" style:family="text">
      <style:text-properties fo:font-weight="bold" style:font-weight-asian="bold" style:font-weight-complex="bold"/>
    </style:style>
    <style:style style:name="T17" style:parent-style-name="Policepardéfaut" style:family="text">
      <style:text-properties fo:font-style="italic" style:font-style-asian="italic" style:font-style-complex="italic"/>
    </style:style>
    <style:style style:name="T18" style:parent-style-name="Policepardéfaut" style:family="text">
      <style:text-properties fo:font-weight="bold" style:font-weight-asian="bold" style:font-weight-complex="bold"/>
    </style:style>
    <style:style style:name="P19" style:parent-style-name="Normal" style:family="paragraph">
      <style:paragraph-properties fo:text-align="justify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22" style:parent-style-name="Normal" style:family="paragraph">
      <style:paragraph-properties fo:text-align="justify"/>
    </style:style>
    <style:style style:name="P23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24" style:parent-style-name="Normal" style:family="paragraph">
      <style:paragraph-properties fo:text-align="justify"/>
    </style:style>
    <style:style style:name="P25" style:parent-style-name="Normal" style:family="paragraph">
      <style:paragraph-properties fo:text-align="justify"/>
    </style:style>
    <style:style style:name="P26" style:parent-style-name="Normal" style:family="paragraph">
      <style:paragraph-properties fo:text-align="justify"/>
    </style:style>
    <style:style style:name="P27" style:parent-style-name="Normal" style:family="paragraph">
      <style:paragraph-properties fo:text-align="justify"/>
    </style:style>
    <style:style style:name="P28" style:parent-style-name="Normal" style:family="paragraph">
      <style:paragraph-properties fo:text-align="justify"/>
    </style:style>
    <style:style style:name="P29" style:parent-style-name="Normal" style:family="paragraph">
      <style:paragraph-properties fo:text-align="justify"/>
    </style:style>
  </office:automatic-styles>
  <office:body>
    <office:text text:use-soft-page-breaks="true">
      <text:h text:style-name="P1" text:outline-level="1">Compte-Rendu</text:h>
      <text:p text:style-name="P2"/>
      <text:p text:style-name="P3"/>
      <text:p text:style-name="P4"><text:span text:style-name="T5">Question 1.1.4 :</text:span><text:s/>On peut faire en sorte que VM3 n’écoute qu’en IPv6.</text:p>
      <text:p text:style-name="P6"/>
      <text:p text:style-name="P7"><text:span text:style-name="T8">Question 2.2.2 :</text:span><text:s/>Il faut changer le routage de VM1 et VM3 pour qu’ils accèdent aux réseaux respectifs, LAN4-6 et LAN3-6. Et pour VM1-6 et VM3-6, il faut en plus qu’ils accèdent au tunnel, l’un via VM1 et l’autre via VM3.</text:p>
      <text:p text:style-name="P9"><text:span text:style-name="T10">Remarque :</text:span><text:s/>On<text:s/>pourrait faire la configuration des réseaux avec<text:s/>radvd, mais pour assurer des tests consistants, nous avons fait le choix de ne pas l’utiliser.</text:p>
      <text:p text:style-name="P11"/>
      <text:p text:style-name="P12"><text:span text:style-name="T13">Question 2.2.</text:span><text:span text:style-name="T14">3</text:span><text:span text:style-name="T15"> :</text:span><text:span text:style-name="T16"><text:s/></text:span>(Voir le fichier<text:s/><text:span text:style-name="T17">tun0-firstipv6-test.txt</text:span>)<text:span text:style-name="T18"><text:s/></text:span></text:p>
      <text:p text:style-name="P19">Wireshark n’arrive pas à intercepter les pings passant par l’interface tun0 vers une machine existante.</text:p>
      <text:p text:style-name="P20"/>
      <text:p text:style-name="P21">Question 2.2.4 :</text:p>
      <text:p text:style-name="P22">Wireshark n’arrive à faire les captures des pings passant par l’interface tun0 vers une machine non configurée.</text:p>
      <text:p text:style-name="P23"/>
      <text:p text:style-name="P24"/>
      <text:p text:style-name="P25">Pour que V1-6 puisse communiquer avec VM3-6, elle doit passer par le tunnel reliant VM1 et VM3. Dans les faits, il faut donc changer le routage de VM1-6 (et VM3-6), pour qu’elles puissent communiquer grâce au tunnel.<text:s/></text:p>
      <text:p text:style-name="P26"/>
      <text:p text:style-name="P27">Le système traite le ping, mais le ping n’est pas envoyé au tunnel.</text:p>
      <text:p text:style-name="P28"/>
      <text:p text:style-name="P29">La difficulté, c’est de transformer tunnel64d en servic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>Régis Luu-Vu / Alexandre Wery</text:p>
        <text:p text:style-name="En-tête">M1 INFO Projet Réseau</text:p>
      </style:header>
      <style:footer>
        <text:p text:style-name="Pieddepage">Faculté des Sciences de Luminy</text:p>
        <text:p text:style-name="Pieddepage">2020 / 2021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gis.yoels@outlook.fr</meta:initial-creator>
    <dc:creator>regis.yoels@outlook.fr</dc:creator>
    <meta:creation-date>2020-11-28T17:49:00Z</meta:creation-date>
    <dc:date>2020-12-06T20:50:00Z</dc:date>
    <meta:template xlink:href="Normal" xlink:type="simple"/>
    <meta:editing-cycles>5</meta:editing-cycles>
    <meta:editing-duration>PT7500S</meta:editing-duration>
    <meta:document-statistic meta:page-count="1" meta:paragraph-count="2" meta:word-count="170" meta:character-count="1105" meta:row-count="7" meta:non-whitespace-character-count="937"/>
  </office:meta>
</office:document-meta>
</file>